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metheus functions provide a wide range of built-in functionality that can greatly simplify the process of writing queries. In this lesson, we introduce Prometheus query functions. We will provide a few examples of functions and demonstrate their usage by executing some queries that include those functions.</text:p>
      <text:h text:style-name="Heading_20_3" text:outline-level="3"><text:bookmark text:name="relevant-documentation"/>Relevant Documentation</text:h>
      <text:list xml:id="list3484610270" text:style-name="L1">
        <text:list-item>
          <text:p text:style-name="P1"><text:a xlink:type="simple" xlink:href="https://prometheus.io/docs/prometheus/latest/querying/functions/" text:style-name="Internet_20_link" text:visited-style-name="Visited_20_Internet_20_Link">Functions</text:a></text:p>
        </text:list-item>
      </text:list>
      <text:h text:style-name="Heading_20_3" text:outline-level="3"><text:bookmark text:name="lesson-reference"/>Lesson Reference</text:h>
      <text:p text:style-name="Text_20_body">Access the Prometheus expression browser for your Prometheus server in a web browser. Be sure to use the public IP address of your Prometheus server:</text:p>
      <text:p text:style-name="P2"><text:span text:style-name="Source_20_Text">http://&lt;PROMETHEUS_SERVER_PUBLIC_IP&gt;:9090</text:span></text:p>
      <text:p text:style-name="Text_20_body">Use the <text:span text:style-name="Source_20_Text">clamp_max</text:span> function to clamp result values to a set maximum:</text:p>
      <text:p text:style-name="P2"><text:span text:style-name="Source_20_Text">clamp_max(node_cpu_seconds_total{cpu="0"}, 1000)</text:span></text:p>
      <text:p text:style-name="Text_20_body">Use the <text:span text:style-name="Source_20_Text">rate</text:span> function to get the rate of increase in total CPU seconds:</text:p>
      <text:p text:style-name="P2"><text:span text:style-name="Source_20_Text">rate(node_cpu_seconds_total[1h]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1:48:55.144089229</meta:creation-date>
    <dc:date>2020-08-12T21:49:22.176824465</dc:date>
    <meta:editing-duration>PT28S</meta:editing-duration>
    <meta:editing-cycles>1</meta:editing-cycles>
    <meta:document-statistic meta:table-count="0" meta:image-count="0" meta:object-count="0" meta:page-count="1" meta:paragraph-count="10" meta:word-count="107" meta:character-count="766" meta:non-whitespace-character-count="670"/>
    <meta:generator>LibreOffice/6.0.7.3$Linux_X86_64 LibreOffice_project/00m0$Build-3</meta:generator>
  </office:meta>
</office:document-meta>
</file>